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fo:break-before="page" table:align="margins"/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style:min-row-height="0.3125in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0107f6" officeooo:paragraph-rsid="000107f6"/>
    </style:style>
    <style:style style:name="P2" style:family="paragraph" style:parent-style-name="Table_20_Contents">
      <style:text-properties officeooo:rsid="0002b6bd" officeooo:paragraph-rsid="0002b6b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3e)</text:p>
      <text:p text:style-name="P1">Please enter a starting number: .4</text:p>
      <text:p text:style-name="P1">Please enter an ending number: .6</text:p>
      <text:p text:style-name="P1">0.408248290463863</text:p>
      <text:p text:style-name="P1">0.481194973722301</text:p>
      <text:p text:style-name="P1">0.42223820781256055</text:p>
      <text:p text:style-name="P1">0.46928298774396376</text:p>
      <text:p text:style-name="P1">0.43134707391341154</text:p>
      <text:p text:style-name="P1">0.46168603159832144</text:p>
      <text:p text:style-name="P1">0.4372586778181756</text:p>
      <text:p text:style-name="P1">0.4568215816409366</text:p>
      <text:p text:style-name="P1">0.4410864483891903</text:p>
      <text:p text:style-name="P1">0.4536992158540516</text:p>
      <text:p text:style-name="P1">0.44356103469773583</text:p>
      <text:p text:style-name="P1">0.45169202856870794</text:p>
      <text:p text:style-name="P1">0.445159128161271</text:p>
      <text:p text:style-name="P1">0.45040050398004333</text:p>
      <text:p text:style-name="P1">0.4461904643761384</text:p>
      <text:p text:style-name="P1">0.4495689745240743</text:p>
      <text:p text:style-name="P1">0.44685573936935674</text:p>
      <text:p text:style-name="P1">0.44903340183417095</text:p>
      <text:p text:style-name="P1">0.4472847557422657</text:p>
      <text:p text:style-name="P1">0.44868836511649185</text:p>
      <text:p text:style-name="P1">0.4475613628727094</text:p>
      <text:p text:style-name="P1">0.4484660442271842</text:p>
      <text:p text:style-name="P1">0.44773968246787293</text:p>
      <text:p text:style-name="P1">0.4483227796027134</text:p>
      <text:p text:style-name="P1">0.447854630093002</text:p>
      <text:p text:style-name="P1">0.44823045322542515</text:p>
      <text:p text:style-name="P1">0.44792872331729516</text:p>
      <text:p text:style-name="P1">0.4481709513389999</text:p>
      <text:p text:style-name="P1">0.4479764809186771</text:p>
      <text:p text:style-name="P1">0.4481326029311758</text:p>
      <text:p text:style-name="P1">0.44800726294321247</text:p>
      <text:p text:style-name="P1">0.4481078873143779</text:p>
      <text:p text:style-name="P1">0.4480271031334655</text:p>
      <text:p text:style-name="P1">0.4480919578780031</text:p>
      <text:p text:style-name="P1">0.4480398907793972</text:p>
      <text:p text:style-name="P1">0.448081691139859</text:p>
      <text:p text:style-name="P1">0.44804813278434574</text:p>
      <text:p text:style-name="P1">0.4480750740570246</text:p>
      <text:p text:style-name="P1">0.4480534449734404</text:p>
      <text:p text:style-name="P1">0.4480708092247836</text:p>
      <text:p text:style-name="P1">0.4480568688109163</text:p>
      <text:p text:style-name="P1">0.4480680604562603</text:p>
      <text:p text:style-name="P1">Final Answer: 43</text:p>
      <text:p text:style-name="P1">Program ended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/>
            <text:p text:style-name="P2">Description: Newton's method</text:p>
            <text:p text:style-name="P2">"""</text:p>
            <text:p text:style-name="P2">__author__ = "Paige Meyer"</text:p>
            <text:p text:style-name="P2">__date__ = "09/12/2016"</text:p>
            <text:p text:style-name="P2"/>
            <text:p text:style-name="P2">from math import exp</text:p>
            <text:p text:style-name="P2"/>
            <text:p text:style-name="P2">##def funct(x):</text:p>
            <text:p text:style-name="P2">## <text:s text:c="3"/>return (2 - exp(x) + x**2) / 3</text:p>
            <text:p text:style-name="P2"/>
            <text:p text:style-name="P2">##def funct(x):</text:p>
            <text:p text:style-name="P2">## <text:s text:c="3"/>return (5/(x**2)) + 2</text:p>
            <text:p text:style-name="P2">def f(x):</text:p>
            <text:p text:style-name="P2"><text:s text:c="4"/>return ((12*1000)/x)*(1-(1+(x/12))**-360) - 135000</text:p>
            <text:p text:style-name="P2">def fPrime(x):</text:p>
            <text:p text:style-name="P2"><text:s text:c="4"/>return (-(12000)/x**2)*(1-(1+(x/12))**-360) + ((12000)/x)*(1+30*(1+(x/12))**-361)</text:p>
            <text:p text:style-name="P2"/>
            <text:p text:style-name="P2">def newton(p0, tol):</text:p>
            <text:p text:style-name="P2"><text:s text:c="4"/>p = p0 - f(p0) / fPrime(p0)</text:p>
            <text:p text:style-name="P2"><text:s text:c="4"/>print(p)</text:p>
            <text:p text:style-name="P2"><text:s text:c="4"/>if abs(p - p0) &lt;= tol:</text:p>
            <text:p text:style-name="P2"><text:s text:c="8"/>return 1</text:p>
            <text:p text:style-name="P2"><text:s text:c="4"/>else:</text:p>
            <text:p text:style-name="P2"><text:s text:c="8"/>return 1 + newton(p, tol)</text:p>
            <text:p text:style-name="P2"/>
            <text:p text:style-name="P2">def main():</text:p>
            <text:p text:style-name="P2"><text:s text:c="4"/>a = float(input("Please enter a starting number: "))</text:p>
            <text:p text:style-name="P2"><text:s text:c="4"/>b = float(input("Please enter an ending number: "))</text:p>
            <text:p text:style-name="P2"><text:s text:c="4"/>print("Final Answer: " + str(newton((a+b)/2, 10**-5)))</text:p>
            <text:p text:style-name="P2"/>
            <text:p text:style-name="P2">if __name__ == "__main__":</text:p>
            <text:p text:style-name="P2"><text:s text:c="4"/>main()</text:p>
            <text:p text:style-name="P2">print("Program ended")</text:p>
          </table:table-cell>
        </table:table-row>
      </table:table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2">Please enter a starting number: .08</text:p>
            <text:p text:style-name="P2">Please enter an ending number: .1</text:p>
            <text:p text:style-name="P2">0.07904136388975082</text:p>
            <text:p text:style-name="P2">0.08122125860460712</text:p>
            <text:p text:style-name="P2">0.08096932446888867</text:p>
            <text:p text:style-name="P2">0.08100290064239729</text:p>
            <text:p text:style-name="P2">0.08099849364183481</text:p>
            <text:p text:style-name="P2">Final Answer: 5</text:p>
            <text:p text:style-name="P2">Program ended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3T14:05:00.356622463</meta:creation-date>
    <meta:print-date>2016-09-13T14:06:56.889829558</meta:print-date>
    <dc:date>2016-09-13T14:21:56.344797172</dc:date>
    <meta:editing-duration>PT1M45S</meta:editing-duration>
    <meta:editing-cycles>1</meta:editing-cycles>
    <meta:document-statistic meta:table-count="2" meta:image-count="0" meta:object-count="0" meta:page-count="2" meta:paragraph-count="83" meta:word-count="183" meta:character-count="1797" meta:non-whitespace-character-count="1635"/>
    <meta:generator>LibreOffice/4.2.8.2$Linux_X86_64 LibreOffice_project/420m0$Build-2</meta:generator>
  </office:meta>
</office:document-meta>
</file>